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6pt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>
        <style:tab-stops>
          <style:tab-stop style:position="0.344cm"/>
        </style:tab-stops>
      </style:paragraph-properties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Standard">
      <style:text-properties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use-window-font-color="true" fo:font-style="italic" style:font-name-asian="Courier New" style:font-style-asian="italic" style:font-name-complex="Courier New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PCF#%</text:p>
      <text:p text:style-name="P2">%#include decisionNonValide#%</text:p>
      <text:p text:style-name="P2"/>
      <text:p text:style-name="P2"/>
      <text:p text:style-name="P1">%=TitreDocument=%</text:p>
      <text:p text:style-name="P2"/>
      <text:p text:style-name="P2"/>
      <text:p text:style-name="P8">%=DecisionNumero=% %=Nip=%</text:p>
      <text:p text:style-name="P7">%=AyantDroit=%</text:p>
      <text:p text:style-name="P2"/>
      <text:p text:style-name="P2"/>
      <text:p text:style-name="P7">%=TitreTiers=%</text:p>
      <text:p text:style-name="P5"/>
      <text:p text:style-name="P7">%=Paragraphe1=%</text:p>
      <text:p text:style-name="P5"/>
      <text:p text:style-name="P7">%=remLineWhenBlank(TexteLibre,0)=%</text:p>
      <text:p text:style-name="P5"/>
      <text:p text:style-name="P7">%=Paragraphe2=%</text:p>
      <text:p text:style-name="P5"/>
      <text:list text:style-name="L1">
        <text:list-item>
          <text:p text:style-name="P13">%=Paragraphe3=%</text:p>
        </text:list-item>
      </text:list>
      <text:p text:style-name="P5"/>
      <text:p text:style-name="P7">%=Paragraphe4=%</text:p>
      <text:p text:style-name="P7"><text:span text:style-name="T1">%#include </text:span><text:span text:style-name="T2">tableauPerseus</text:span><text:span text:style-name="T1">#%</text:span></text:p>
      <text:p text:style-name="P6"/>
      <text:p text:style-name="P7">%=Paragraphe5=%</text:p>
      <text:p text:style-name="P5"/>
      <text:p text:style-name="P7">%=Salutations=%</text:p>
      <text:p text:style-name="P5"/>
      <text:p text:style-name="P10">%#include signatureStandard#%</text:p>
      <text:p text:style-name="P12">%=pushToEnd()=%</text:p>
      <text:p text:style-name="P9">%=Reclamation=%</text:p>
      <text:p text:style-name="P4">%=Texte_Reclamation=%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%=Copie=%</text:p>
          </table:table-cell>
          <table:table-cell table:style-name="Tableau1.A1" office:value-type="string">
            <text:p text:style-name="P11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%=Annexe=%</text:p>
          </table:table-cell>
          <table:table-cell table:style-name="Tableau2.A1" office:value-type="string">
            <text:p text:style-name="P11">%=TexteAnnexe=%</text:p>
          </table:table-cell>
        </table:table-row>
      </table:table>
      <text:p text:style-name="P14"/>
      <text:p text:style-name="P15">%#include planDeCalcul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" style:print-orientation="portrait" fo:margin-top="0.25cm" fo:margin-bottom="0.25cm" fo:margin-left="1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12-08T15:38:31</dc:date>
    <meta:editing-cycles>56</meta:editing-cycles>
    <meta:editing-duration>PT1H52M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3" meta:word-count="32" meta:character-count="423"/>
  </office:meta>
</office:document-meta>
</file>